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8.574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439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799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114cm" fo:padding-top="0.165cm" fo:padding-bottom="0.165cm" fo:padding-left="0.29cm" fo:padding-right="0.2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20.309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922cm" fo:min-width="24.482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009cm" fo:min-width="26.86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69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626cm" fo:min-width="10.85cm" fo:padding-top="0.165cm" fo:padding-bottom="0.165cm" fo:padding-left="0.29cm" fo:padding-right="0.29cm" style:writing-mode="lr-tb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209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 style:writing-mode="lr-tb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167cm" fo:padding-top="0.165cm" fo:padding-bottom="0.165cm" fo:padding-left="0.29cm" fo:padding-right="0.29cm" style:writing-mode="lr-tb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198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fo:language="ar" fo:country="SA" fo:font-style="normal" fo:text-shadow="none" style:text-underline-style="none" fo:font-weight="normal" style:letter-kerning="true" style:font-name-asian="Calibri3" style:font-size-asian="20pt" style:language-asian="ar" style:country-asian="SA" style:font-style-asian="normal" style:font-weight-asian="normal" style:font-name-complex="Calibri3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54cm" svg:height="3.381cm" svg:x="6.048cm" svg:y="0.599cm">
          <text:p text:style-name="P1"><text:span text:style-name="T1">Mahasiswa mampu menggunakan metode-metode numerik</text:span></text:p>
          <text:p text:style-name="P1"><text:span text:style-name="T1">dalam mencari solusi dari permasalahan matematik</text:span></text:p>
          <text:p text:style-name="P1"><text:span text:style-name="T2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5.753cm" svg:x2="15.625cm" svg:y2="3.939cm">
          <text:p/>
        </draw:line>
        <draw:custom-shape draw:style-name="gr3" draw:text-style-name="P5" draw:layer="layout" svg:width="15.019cm" svg:height="2.106cm" svg:x="8.116cm" svg:y="5.76cm">
          <text:p text:style-name="P4"><text:span text:style-name="T3">Mahasiswa mampu melakukan turunan numerik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5.379cm" svg:height="2.106cm" svg:x="7.936cm" svg:y="9.311cm">
          <text:p text:style-name="P4"><text:span text:style-name="T3">Mahasiswa mampu melakukan integral numerik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9.335cm" svg:x2="15.625cm" svg:y2="7.861cm">
          <text:p/>
        </draw:line>
        <draw:custom-shape draw:style-name="gr5" draw:text-style-name="P5" draw:layer="layout" svg:width="16.694cm" svg:height="2.107cm" svg:x="7.278cm" svg:y="12.808cm">
          <text:p text:style-name="P4"><text:span text:style-name="T3">Mahasiswa mampu melakukan interpolasi dan regresi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12.832cm" svg:x2="15.625cm" svg:y2="11.358cm">
          <text:p/>
        </draw:line>
        <draw:g draw:style-name="gr6">
          <draw:custom-shape draw:style-name="gr7" draw:text-style-name="P5" draw:layer="layout" svg:width="20.889cm" svg:height="2.552cm" svg:x="5.181cm" svg:y="16.307cm">
            <text:p text:style-name="P4"><text:span text:style-name="T3">Mahasiswa mampu menentukan solusi dari sistem persamaan linier</text:span></text:p>
            <text:p text:style-name="P4"><text:span text:style-name="T3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625cm" svg:y1="16.33cm" svg:x2="15.625cm" svg:y2="14.856cm">
            <text:p/>
          </draw:line>
          <draw:g draw:style-name="gr6">
            <draw:custom-shape draw:style-name="gr8" draw:text-style-name="P5" draw:layer="layout" svg:width="25.062cm" svg:height="2.252cm" svg:x="3.094cm" svg:y="20.618cm">
              <text:p text:style-name="P4"><text:span text:style-name="T3">Mahasiswa mampu menentukan akar-akar dari persamaan non linier secara numerik</text:span></text:p>
              <text:p text:style-name="P4"><text:span text:style-name="T3">(C3, A3, P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3" draw:layer="layout" svg:x1="15.625cm" svg:y1="20.642cm" svg:x2="15.625cm" svg:y2="18.797cm">
              <text:p/>
            </draw:line>
            <draw:g draw:style-name="gr6">
              <draw:custom-shape draw:style-name="gr9" draw:text-style-name="P5" draw:layer="layout" svg:width="27.44cm" svg:height="2.339cm" svg:x="1.905cm" svg:y="24.658cm">
                <text:p text:style-name="P4"><text:span text:style-name="T3">Mahasiswa mampu memahami fungsi metode numerik dalam suatu permasalahan matematik</text:span></text:p>
                <text:p text:style-name="P4"><text:span text:style-name="T3">(C2, A2, P2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3" draw:layer="layout" svg:x1="15.625cm" svg:y1="24.681cm" svg:x2="15.625cm" svg:y2="23.207cm">
                <text:p/>
              </draw:line>
            </draw:g>
          </draw:g>
        </draw:g>
        <draw:custom-shape draw:style-name="gr10" draw:text-style-name="P7" draw:layer="layout" svg:width="1.27cm" svg:height="1.27cm" svg:x="0.995cm" svg:y="24.022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6">
          <draw:line draw:style-name="gr11" draw:text-style-name="P3" draw:layer="layout" svg:x1="0.678cm" svg:y1="15.159cm" svg:x2="31.158cm" svg:y2="15.159cm">
            <text:p/>
          </draw:line>
          <draw:custom-shape draw:style-name="gr12" draw:text-style-name="P5" draw:layer="layout" svg:width="11.43cm" svg:height="2.956cm" svg:x="31.157cm" svg:y="13.681cm">
            <text:p text:style-name="P4"><text:span text:style-name="T3">Ujian Tengah Semester : Minggu ke-8</text:span></text:p>
            <text:p text:style-name="P4"><text:span text:style-name="T3">Pembahasan Kuis 1 : Minggu ke-7</text:span></text:p>
            <text:p text:style-name="P4"><text:span text:style-name="T3">Kuis 1 : Minggu ke-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7" draw:layer="layout" svg:width="1.789cm" svg:height="1.27cm" svg:x="5.64cm" svg:y="12.137cm">
          <text:p text:style-name="P6"><text:span text:style-name="T4">9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27cm" svg:height="1.27cm" svg:x="6.978cm" svg:y="5.118cm">
          <text:p text:style-name="P6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286cm" svg:height="1.27cm" svg:x="6.668cm" svg:y="8.663cm">
          <text:p text:style-name="P6"><text:span text:style-name="T4">11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6">
          <draw:line draw:style-name="gr11" draw:text-style-name="P3" draw:layer="layout" svg:x1="0.678cm" svg:y1="4.2cm" svg:x2="31.158cm" svg:y2="4.2cm">
            <text:p/>
          </draw:line>
          <draw:custom-shape draw:style-name="gr12" draw:text-style-name="P5" draw:layer="layout" svg:width="11.43cm" svg:height="2.956cm" svg:x="31.04cm" svg:y="2.722cm">
            <text:p text:style-name="P4"><text:span text:style-name="T3">Ujian Akhir Semester : Minggu ke-16</text:span></text:p>
            <text:p text:style-name="P4"><text:span text:style-name="T3">Pembahasan Kuis 2 : Minggu ke-15</text:span></text:p>
            <text:p text:style-name="P4"><text:span text:style-name="T3">Kuis 2 : Minggu ke-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8" draw:layer="layout" svg:width="1.747cm" svg:height="1.249cm" draw:transform="skewX (0.0127409035395586) rotate (-0.0120427718387613) translate (1.715cm 19.911cm)">
          <text:p text:style-name="P4"><text:span text:style-name="T3">2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778cm" svg:height="1.27cm" svg:x="3.852cm" svg:y="15.685cm">
          <text:p text:style-name="P6"><text:span text:style-name="T4">4-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graphic-properties style:writing-mode="lr-tb"/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aption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4f81bd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Droid Sans Devanagari" style:font-family-complex="'Droid Sans Devanagari'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5.3.2$Linux_X86_64 LibreOffice_project/50$Build-2</meta:generator>
    <dc:date>2022-08-23T09:23:06.714115982</dc:date>
    <meta:editing-duration>PT2H59M38S</meta:editing-duration>
    <meta:editing-cycles>15</meta:editing-cycles>
    <dc:creator>Mifta Nur Farid</dc:creator>
    <meta:document-statistic meta:object-count="28"/>
  </office:meta>
</office:document-meta>
</file>